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arison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ison.Compari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parison.Comparison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ison.evaluate( int comparisonResul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